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ff007f"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站点数据库结构</text:p>
      <text:p text:style-name="Standard">站点基本设置 </text:p>
      <text:p text:style-name="Standard"><text:tab/>page_title <text:s/>charfield 网页标题栏显示的名字</text:p>
      <text:p text:style-name="Standard"><text:tab/>logo_txt1 charfield</text:p>
      <text:p text:style-name="Standard"><text:tab/>logo_txt2 charfield</text:p>
      <text:p text:style-name="Standard"><text:tab/>titile_txt（或者说明文本）</text:p>
      <text:p text:style-name="Standard"><text:tab/>domain charfield<text:tab/></text:p>
      <text:p text:style-name="Standard"><text:tab/>logourl</text:p>
      <text:p text:style-name="Standard"><text:tab/>comment_on yes or no 评论是否打开</text:p>
      <text:p text:style-name="Standard"><text:tab/>register</text:p>
      <text:p text:style-name="Standard">#基础设置</text:p>
      <text:p text:style-name="Standard">class BasicSettings(models.Model):</text:p>
      <text:p text:style-name="Standard"><text:s text:c="4"/>variable = models.CharField(max_length=30)</text:p>
      <text:p text:style-name="Standard"><text:s text:c="4"/>value = models.CharField(max_length=100)</text:p>
      <text:p text:style-name="Standard"><text:s text:c="4"/>def __unicode__(self):</text:p>
      <text:p text:style-name="Standard"><text:s text:c="8"/>return u"%s" % (self.variable)</text:p>
      <text:p text:style-name="Standard"><text:s text:c="4"/>class Meta:</text:p>
      <text:p text:style-name="Standard"><text:s text:c="8"/>ordering = ['variable']</text:p>
      <text:p text:style-name="Standard"/>
      <text:p text:style-name="Standard">#标签</text:p>
      <text:p text:style-name="Standard">class Tags(models.Model):</text:p>
      <text:p text:style-name="Standard"><text:s text:c="4"/>tagname = models.CharField(max_length=20)</text:p>
      <text:p text:style-name="Standard"><text:s text:c="4"/>def __unidode__(self):</text:p>
      <text:p text:style-name="Standard"><text:s text:c="8"/>return u"%s %s" % (self.tagid,self.tagname)</text:p>
      <text:p text:style-name="Standard"><text:s text:c="4"/>class Meta:</text:p>
      <text:p text:style-name="Standard"><text:s text:c="8"/>ordering = ['tagname']</text:p>
      <text:p text:style-name="Standard">#分类 <text:s text:c="3"/></text:p>
      <text:p text:style-name="Standard">class ThreadTypes(models.Model):</text:p>
      <text:p text:style-name="Standard"><text:s text:c="4"/>display_order = models.IntegerField()</text:p>
      <text:p text:style-name="Standard"><text:s text:c="4"/>name = models.CharField(max_length=40)</text:p>
      <text:p text:style-name="Standard"><text:s text:c="4"/>description = models.CharField(max_length=100,blank=True)</text:p>
      <text:p text:style-name="Standard"><text:s text:c="4"/>status = models.CharField(max_length=20)</text:p>
      <text:p text:style-name="Standard"><text:s text:c="4"/>def __unicode__(self):</text:p>
      <text:p text:style-name="Standard"><text:s text:c="8"/>return u"%s" % self.name</text:p>
      <text:p text:style-name="Standard"><text:s text:c="4"/>class Meta:</text:p>
      <text:p text:style-name="Standard"><text:s text:c="8"/>ordering = ['name']</text:p>
      <text:p text:style-name="Standard"><text:soft-page-break/>class Comments(models.Model):</text:p>
      <text:p text:style-name="Standard"><text:s text:c="4"/>comment_post_id = models.BigIntegerField()</text:p>
      <text:p text:style-name="Standard"><text:s text:c="4"/>comment_author = models.CharField(max_length=20)</text:p>
      <text:p text:style-name="Standard"><text:s text:c="4"/>comment_author_email = models.EmailField(blank=True)</text:p>
      <text:p text:style-name="Standard"><text:s text:c="4"/>comment_author_url = models.CharField(max_length=20,blank=True)</text:p>
      <text:p text:style-name="Standard"><text:s text:c="4"/>comment_author_ip = models.IPAddressField(blank=True)</text:p>
      <text:p text:style-name="Standard"><text:s text:c="4"/>comment_date = models.DateTimeField()</text:p>
      <text:p text:style-name="Standard"><text:s text:c="4"/>comment_content = models.TextField()</text:p>
      <text:p text:style-name="Standard"><text:s text:c="4"/>comment_approved = models.BooleanField(blank=True)</text:p>
      <text:p text:style-name="Standard"><text:s text:c="4"/>comment_agent = models.CharField(max_length=30,blank=True)</text:p>
      <text:p text:style-name="Standard"><text:s text:c="4"/>comment_parent_id = models.BigIntegerField(blank=True)</text:p>
      <text:p text:style-name="Standard"><text:s text:c="4"/>user_id = models.BigIntegerField(blank=True)</text:p>
      <text:p text:style-name="Standard">class Links(models.Model):</text:p>
      <text:p text:style-name="Standard"><text:s text:c="4"/>link_url = models.URLField()</text:p>
      <text:p text:style-name="Standard"><text:s text:c="4"/>link_name = models.CharField(max_length=20)</text:p>
      <text:p text:style-name="Standard"><text:s text:c="4"/>link_image_url = models.URLField()</text:p>
      <text:p text:style-name="Standard"><text:s text:c="4"/>link_target_url = models.URLField()</text:p>
      <text:p text:style-name="Standard"><text:s text:c="4"/>link_description = models.TextField()</text:p>
      <text:p text:style-name="Standard"><text:s text:c="4"/>link_visible = models.BooleanField()</text:p>
      <text:p text:style-name="Standard"><text:s text:c="4"/>link_owner = models.IntegerField() #链接添加者的用户id</text:p>
      <text:p text:style-name="Standard"><text:s text:c="4"/>link_rating = models.IntegerField()</text:p>
      <text:p text:style-name="Standard"><text:s text:c="4"/>link_rss = models.URLField()</text:p>
      <text:p text:style-name="Standard"><text:s text:c="4"/></text:p>
      <text:p text:style-name="Standard"><text:s text:c="4"/></text:p>
      <text:p text:style-name="Standard">#文章</text:p>
      <text:p text:style-name="Standard">class Posts(models.Model):</text:p>
      <text:p text:style-name="Standard"><text:s text:c="4"/>post_authorid = models.IntegerField(verbose_name=u'文章作者id')</text:p>
      <text:p text:style-name="Standard"><text:s text:c="4"/>post_date = models.DateTimeField(auto_now_add=True,verbose_name=u'发表日期')</text:p>
      <text:p text:style-name="Standard"><text:s text:c="4"/>post_date_modified = models.DateTimeField(auto_now=True,verbose_name=u'最后修改日期')</text:p>
      <text:p text:style-name="Standard"><text:s text:c="4"/>post_content = models.TextField(verbose_name=u'文章内容')</text:p>
      <text:p text:style-name="Standard"><text:s text:c="4"/>post_titile = models.CharField(max_length=50,verbose_name=u'文章标题')</text:p>
      <text:p text:style-name="Standard"><text:s text:c="4"/>post_name = models.CharField(max_length=50,blank=True,verbose_name=u'文章缩略名') <text:s text:c="4"/>#文章缩略名</text:p>
      <text:p text:style-name="Standard"><text:s text:c="4"/>post_cover = models.CharField(max_length=200,verbose_name=u'文章封面图片地址') <text:s text:c="5"/>#封面图片地址</text:p>
      <text:p text:style-name="Standard"><text:s text:c="4"/>post_introduction = models.CharField(max_length=500,blank=True,verbose_name=u'文章<text:soft-page-break/>简介') <text:s text:c="4"/>#文章介绍，将会出现在首页</text:p>
      <text:p text:style-name="Standard"><text:s text:c="4"/>post_status = models.ForeignKey(Status,verbose_name=u'文章状态')</text:p>
      <text:p text:style-name="Standard"><text:s text:c="4"/>comment_status = models.BooleanField(verbose_name=u'显示评论')</text:p>
      <text:p text:style-name="Standard"><text:s text:c="4"/>post_password = models.CharField(max_length=20,blank=True,verbose_name=u'文章密码')</text:p>
      <text:p text:style-name="Standard"><text:s text:c="4"/>post_tagid = models.ManyToManyField(Tags,verbose_name=u'标签')</text:p>
      <text:p text:style-name="Standard"><text:s text:c="4"/>post_threadtypeid = models.ForeignKey(ThreadTypes,verbose_name=u'分类')</text:p>
      <text:p text:style-name="Standard"><text:s text:c="4"/>post_comment_conut = models.IntegerField(verbose_name=u'评论数量')</text:p>
      <text:p text:style-name="Standard"><text:s text:c="4"/>post_comments = models.ManyToManyField(Comments,blank=True,verbose_name=u'评论')</text:p>
      <text:p text:style-name="Standard"><draw:frame draw:style-name="fr1" draw:name="图形1" text:anchor-type="as-char" svg:width="14.817cm" svg:height="8.599cm" draw:z-index="0"><draw:image xlink:href="http://www.poluoluo.com/jzxy/UploadFiles_333/201208/2012080807052377.png" xlink:type="simple" xlink:show="embed" xlink:actuate="onLoad"/></draw:frame></text:p>
      <text:p text:style-name="Standard"/>
      <text:p text:style-name="Standard"/>
      <text:p text:style-name="Standard">后台功能列表</text:p>
      <text:p text:style-name="Standard">--文章功能</text:p>
      <text:p text:style-name="Standard">----查看所有文章列表（管理）</text:p>
      <text:p text:style-name="Standard">----发表新文章</text:p>
      <text:p text:style-name="Standard">----文章分类目录</text:p>
      <text:p text:style-name="Standard">数据库初始化需要的数据</text:p>
      <text:p text:style-name="Standard">文章状态：</text:p>
      <text:p text:style-name="Standard">1 草稿</text:p>
      <text:p text:style-name="Standard">2 已发布</text:p>
      <text:p text:style-name="Standard">3垃圾桶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驿点阵正黑1" fo:font-size="14pt" style:font-name-asian="微软雅黑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6-25T14:06:31</meta:creation-date>
    <dc:date>2013-09-12T15:57:01</dc:date>
    <dc:creator>root </dc:creator>
    <meta:editing-duration>PT11H37M11S</meta:editing-duration>
    <meta:editing-cycles>29</meta:editing-cycles>
    <meta:generator>LibreOffice/3.5$Linux_X86_64 LibreOffice_project/350m1$Build-2</meta:generator>
    <meta:document-statistic meta:table-count="0" meta:image-count="1" meta:object-count="0" meta:page-count="3" meta:paragraph-count="87" meta:word-count="242" meta:character-count="3165" meta:non-whitespace-character-count="2761"/>
  </office:meta>
</office:document-meta>
</file>